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disk</text:p>
          </table:table-cell>
          <table:table-cell table:number-columns-repeated="2"/>
          <table:table-cell office:value-type="string" calcext:value-type="string">
            <text:p>I_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, cm</text:p>
          </table:table-cell>
          <table:table-cell table:formula="of:=4.9/2" office:value-type="float" office:value="2.45" calcext:value-type="float">
            <text:p>2.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, cm</text:p>
          </table:table-cell>
          <table:table-cell table:formula="of:=(6.8+17/500)/2" office:value-type="float" office:value="3.417" calcext:value-type="float">
            <text:p>3.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, cm</text:p>
          </table:table-cell>
          <table:table-cell table:formula="of:=(10.1+20/500)/2" office:value-type="float" office:value="5.07" calcext:value-type="float">
            <text:p>5.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, cm</text:p>
          </table:table-cell>
          <table:table-cell table:formula="of:=(11.7+20/500)/2"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 table:number-columns-repeated="3"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 table:number-columns-repeated="2"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 table:number-columns-repeated="3"/>
          <table:table-cell office:value-type="string" calcext:value-type="string">
            <text:p>N0</text:p>
          </table:table-cell>
          <table:table-cell office:value-type="string" calcext:value-type="string">
            <text:p>t, 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6.5/6"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9/5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 table:formula="of:=13.5/5" office:value-type="float" office:value="2.7" calcext:value-type="float">
            <text:p>2.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6.6/5" office:value-type="float" office:value="3.3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1.3/5" office:value-type="float" office:value="4.26" calcext:value-type="float">
            <text:p>4.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3.8/5" office:value-type="float" office:value="4.76" calcext:value-type="float">
            <text:p>4.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3.7/5" office:value-type="float" office:value="2.74" calcext:value-type="float">
            <text:p>2.74</text:p>
          </table:table-cell>
          <table:table-cell/>
          <table:table-cell office:value-type="float" office:value="2" calcext:value-type="float">
            <text:p>2</text:p>
          </table:table-cell>
          <table:table-cell table:formula="of:=9.2/5" office:value-type="float" office:value="1.84" calcext:value-type="float">
            <text:p>1.84</text:p>
          </table:table-cell>
          <table:table-cell/>
          <table:table-cell office:value-type="float" office:value="2" calcext:value-type="float">
            <text:p>2</text:p>
          </table:table-cell>
          <table:table-cell table:formula="of:=13.7/5" office:value-type="float" office:value="2.74" calcext:value-type="float">
            <text:p>2.7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16.5/5" office:value-type="float" office:value="3.3" calcext:value-type="float">
            <text:p>3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21.3/5" office:value-type="float" office:value="4.26" calcext:value-type="float">
            <text:p>4.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24.1/5" office:value-type="float" office:value="4.82" calcext:value-type="float">
            <text:p>4.8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4.1/5" office:value-type="float" office:value="2.82" calcext:value-type="float">
            <text:p>2.82</text:p>
          </table:table-cell>
          <table:table-cell/>
          <table:table-cell office:value-type="float" office:value="3" calcext:value-type="float">
            <text:p>3</text:p>
          </table:table-cell>
          <table:table-cell table:formula="of:=9.1/5" office:value-type="float" office:value="1.82" calcext:value-type="float">
            <text:p>1.82</text:p>
          </table:table-cell>
          <table:table-cell/>
          <table:table-cell office:value-type="float" office:value="3" calcext:value-type="float">
            <text:p>3</text:p>
          </table:table-cell>
          <table:table-cell table:formula="of:=13.6/5" office:value-type="float" office:value="2.72" calcext:value-type="float">
            <text:p>2.7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16.4/5" office:value-type="float" office:value="3.28" calcext:value-type="float">
            <text:p>3.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21.1/5" office:value-type="float" office:value="4.22" calcext:value-type="float">
            <text:p>4.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23.7/5" office:value-type="float" office:value="4.74" calcext:value-type="float">
            <text:p>4.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4.1/5" office:value-type="float" office:value="2.82" calcext:value-type="float">
            <text:p>2.82</text:p>
          </table:table-cell>
          <table:table-cell/>
          <table:table-cell office:value-type="float" office:value="4" calcext:value-type="float">
            <text:p>4</text:p>
          </table:table-cell>
          <table:table-cell table:formula="of:=8.8/5" office:value-type="float" office:value="1.76" calcext:value-type="float">
            <text:p>1.76</text:p>
          </table:table-cell>
          <table:table-cell/>
          <table:table-cell office:value-type="float" office:value="4" calcext:value-type="float">
            <text:p>4</text:p>
          </table:table-cell>
          <table:table-cell table:formula="of:=13.3/5" office:value-type="float" office:value="2.66" calcext:value-type="float">
            <text:p>2.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16.4/5" office:value-type="float" office:value="3.28" calcext:value-type="float">
            <text:p>3.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21.2/5" office:value-type="float" office:value="4.24" calcext:value-type="float">
            <text:p>4.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24.1/5" office:value-type="float" office:value="4.82" calcext:value-type="float">
            <text:p>4.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4/5" office:value-type="float" office:value="2.8" calcext:value-type="float">
            <text:p>2.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3.9/5" office:value-type="float" office:value="2.78" calcext:value-type="float">
            <text:p>2.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16.6/5" office:value-type="float" office:value="3.32" calcext:value-type="float">
            <text:p>3.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1.5/5" office:value-type="float" office:value="4.3" calcext:value-type="float">
            <text:p>4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24.5/5" office:value-type="float" office:value="4.9" calcext:value-type="float">
            <text:p>4.9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d_disk, cm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_disk, g</text:p>
          </table:table-cell>
          <table:table-cell office:value-type="string" calcext:value-type="string">
            <text:p>M_1, g</text:p>
          </table:table-cell>
          <table:table-cell office:value-type="string" calcext:value-type="string">
            <text:p>M_2, 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9.23" calcext:value-type="float">
            <text:p>99.23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1:45:02.086815043</meta:creation-date>
    <meta:generator>LibreOffice/6.4.7.2$Linux_X86_64 LibreOffice_project/40$Build-2</meta:generator>
    <dc:date>2021-12-20T12:39:45.782509016</dc:date>
    <meta:editing-duration>PT3M13S</meta:editing-duration>
    <meta:editing-cycles>1</meta:editing-cycles>
    <meta:document-statistic meta:table-count="1" meta:cell-count="93" meta:object-count="0"/>
  </office:meta>
</office:document-meta>
</file>